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4"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3">
      <style:paragraph-properties style:snap-to-layout-grid="false"/>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5cm" draw:visible-area-height="2.249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4 <text:s text:c="3"/></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Connection of GraphicObjects to the Communication Task</text:h>
          </table:table-cell>
          <table:covered-table-cell/>
          <table:table-cell table:style-name="Table2.D4" office:value-type="float" office:value="3">
            <text:h text:style-name="P22" text:outline-level="1">3</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45 </text:p>
          </table:table-cell>
          <table:covered-table-cell/>
          <table:table-cell table:style-name="Table2.C1" table:number-columns-spanned="2" office:value-type="string">
            <text:p text:style-name="P14">Stundensumme: <text:s text:c="3"/></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4">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4">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4">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4">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46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4">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4">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47 <text:s/></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D26">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4">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0"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0"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5cm" draw:visible-area-height="2.249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3</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4.odt</text:file-name></text:span><text:span text:style-name="MT3"><text:tab/><text:tab/></text:span><text:span text:style-name="MT3"><text:date style:data-style-name="N30" text:date-value="2009-10-28T13:08:24">28.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0-28T13:08:23</dc:date>
    <meta:print-date>2000-12-19T15:31:00</meta:print-date>
    <meta:editing-cycles>24</meta:editing-cycles>
    <meta:generator>OpenOffice.org/3.1$Unix OpenOffice.org_project/310m19$Build-9420</meta:generator>
    <meta:editing-duration>PT00H13M33S</meta:editing-duration>
    <meta:document-statistic meta:table-count="5" meta:image-count="0" meta:object-count="1" meta:page-count="1" meta:paragraph-count="68" meta:word-count="185" meta:character-count="1395"/>
    <meta:user-defined meta:name="Info 1"/>
    <meta:user-defined meta:name="Info 2"/>
    <meta:user-defined meta:name="Info 3"/>
    <meta:user-defined meta:name="Info 4"/>
  </office:meta>
</office:document-meta>
</file>